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>
      <style:table-properties style:width="16.563cm" fo:margin-left="0.014cm" fo:margin-right="0.014cm" table:align="margins" style:writing-mode="lr-tb"/>
    </style:style>
    <style:style style:name="Tableau1.A" style:family="table-column">
      <style:table-column-properties style:column-width="16.563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6.563cm" fo:margin-left="0.014cm" fo:margin-right="0.014cm" table:align="margins" style:writing-mode="lr-tb"/>
    </style:style>
    <style:style style:name="Tableau2.A" style:family="table-column">
      <style:table-column-properties style:column-width="16.563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591cm" table:align="margins" style:writing-mode="lr-tb"/>
    </style:style>
    <style:style style:name="Tableau3.A" style:family="table-column">
      <style:table-column-properties style:column-width="16.591cm" style:rel-column-width="65535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6.591cm" table:align="margins" style:writing-mode="lr-tb"/>
    </style:style>
    <style:style style:name="Tableau4.A" style:family="table-column">
      <style:table-column-properties style:column-width="16.591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6.591cm" table:align="margins" style:writing-mode="lr-tb"/>
    </style:style>
    <style:style style:name="Tableau5.A" style:family="table-column">
      <style:table-column-properties style:column-width="16.591cm" style:rel-column-width="65535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6.591cm" table:align="margins" style:writing-mode="lr-tb"/>
    </style:style>
    <style:style style:name="Tableau6.A" style:family="table-column">
      <style:table-column-properties style:column-width="16.591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6.591cm" table:align="margins" style:writing-mode="lr-tb"/>
    </style:style>
    <style:style style:name="Tableau7.A" style:family="table-column">
      <style:table-column-properties style:column-width="8.296cm" style:rel-column-width="32767*"/>
    </style:style>
    <style:style style:name="Tableau7.B" style:family="table-column">
      <style:table-column-properties style:column-width="8.296cm" style:rel-column-width="32768*"/>
    </style:style>
    <style:style style:name="Tableau7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10" style:family="paragraph" style:parent-style-name="Standard2">
      <style:text-properties fo:font-weight="bold" style:font-weight-asian="bold" style:font-weight-complex="bold"/>
    </style:style>
    <style:style style:name="P11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style:font-name="Tahoma1" fo:font-size="14pt" style:text-underline-style="solid" style:text-underline-width="auto" style:text-underline-color="font-color" fo:font-weight="bold" style:font-size-asian="14pt" style:font-weight-asian="bold" style:font-name-complex="Tahoma1" style:font-size-complex="14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86976560" text:id="ct186976560">
          <text:insertion>
            <office:change-info>
              <dc:creator>Gauthier Bastien</dc:creator>
              <dc:date>2012-03-21T11:22:00</dc:date>
            </office:change-info>
          </text:insertion>
        </text:changed-region>
        <text:changed-region xml:id="ct186982464" text:id="ct186982464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7563352" text:id="ct187563352">
          <text:insertion>
            <office:change-info>
              <dc:creator>Gauthier Bastien</dc:creator>
              <dc:date>2011-04-15T11:31:00</dc:date>
            </office:change-info>
          </text:insertion>
        </text:changed-region>
        <text:changed-region xml:id="ct187561360" text:id="ct187561360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7568128" text:id="ct187568128">
          <text:insertion>
            <office:change-info>
              <dc:creator>Gauthier Bastien</dc:creator>
              <dc:date>2011-04-15T11:47:00</dc:date>
            </office:change-info>
          </text:insertion>
        </text:changed-region>
        <text:changed-region xml:id="ct186982920" text:id="ct186982920">
          <text:insertion>
            <office:change-info>
              <dc:creator>Gauthier Bastien</dc:creator>
              <dc:date>2011-04-18T11:37:00</dc:date>
            </office:change-info>
          </text:insertion>
        </text:changed-region>
        <text:changed-region xml:id="ct187752760" text:id="ct187752760">
          <text:insertion>
            <office:change-info>
              <dc:creator>Gauthier Bastien</dc:creator>
              <dc:date>2011-04-18T12:03:00</dc:date>
            </office:change-info>
          </text:insertion>
        </text:changed-region>
        <text:changed-region xml:id="ct187743088" text:id="ct187743088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87751848" text:id="ct187751848">
          <text:insertion>
            <office:change-info>
              <dc:creator>Gauthier Bastien</dc:creator>
              <dc:date>2011-04-18T11:44:00</dc:date>
            </office:change-info>
          </text:insertion>
        </text:changed-region>
        <text:changed-region xml:id="ct187745032" text:id="ct187745032">
          <text:insertion>
            <office:change-info>
              <dc:creator>Gauthier Bastien</dc:creator>
              <dc:date>2011-04-18T12:18:00</dc:date>
            </office:change-info>
          </text:insertion>
        </text:changed-region>
        <text:changed-region xml:id="ct187748256" text:id="ct187748256">
          <text:insertion>
            <office:change-info>
              <dc:creator>Gauthier Bastien</dc:creator>
              <dc:date>2011-04-18T12:19:00</dc:date>
            </office:change-info>
          </text:insertion>
        </text:changed-region>
        <text:changed-region xml:id="ct187572968" text:id="ct187572968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87683888" text:id="ct187683888">
          <text:insertion>
            <office:change-info>
              <dc:creator>Gauthier Bastien</dc:creator>
              <dc:date>2011-04-18T11:55:00</dc:date>
            </office:change-info>
          </text:insertion>
        </text:changed-region>
        <text:changed-region xml:id="ct187661064" text:id="ct187661064">
          <text:insertion>
            <office:change-info>
              <dc:creator>Gauthier Bastien</dc:creator>
              <dc:date>2013-01-18T12:34:00</dc:date>
            </office:change-info>
          </text:insertion>
        </text:changed-region>
        <text:changed-region xml:id="ct187760344" text:id="ct18776034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7571664" text:id="ct18757166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7748040" text:id="ct187748040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7988096" text:id="ct187988096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7129504" text:id="ct187129504">
          <text:insertion>
            <office:change-info>
              <dc:creator>Gauthier Bastien</dc:creator>
              <dc:date>2013-01-18T12:35:00</dc:date>
            </office:change-info>
          </text:insertion>
        </text:changed-region>
        <text:changed-region xml:id="ct187129736" text:id="ct187129736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87696064" text:id="ct187696064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87130200" text:id="ct187130200">
          <text:insertion>
            <office:change-info>
              <dc:creator>Gauthier Bastien</dc:creator>
              <dc:date>2013-01-18T12:36:00</dc:date>
            </office:change-info>
          </text:insertion>
        </text:changed-region>
        <text:changed-region xml:id="ct187130664" text:id="ct187130664">
          <text:insertion>
            <office:change-info>
              <dc:creator>Gauthier Bastien</dc:creator>
              <dc:date>2013-01-18T12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éance du <text:change-start text:change-id="ct186976560"/>self.Title()<text:change-end text:change-id="ct186976560"/></text:p>
      <text:p text:style-name="P9"/>
      <text:p text:style-name="P3">ORDRE DU JOUR</text:p>
      <text:p text:style-name="Standard"/>
      <text:p text:style-name="P3">Séance publique 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office:annotation><dc:date>2007-09-24T00:00:00</dc:date><text:p>do row for item in self.adapted().getPrintableItems(itemUids, privacy='public', oralQuestion=False)</text:p></office:annotation><text:change-start text:change-id="ct186982464"/>item.getItemNumber(relativeTo='meeting')<text:change-end text:change-id="ct186982464"/>. <text:change-start text:change-id="ct187563352"/>item.Title()<text:change-end text:change-id="ct187563352"/></text:p>
          </table:table-cell>
        </table:table-row>
      </table:table>
      <text:p text:style-name="Standard"/>
      <text:p text:style-name="P3">Séance à huis clos 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office:annotation><dc:date>2007-09-24T00:00:00</dc:date><text:p>do row for item in self.adapted().getPrintableItems(itemUids, privacy='secret', oralQuestion=False)</text:p></office:annotation><text:change-start text:change-id="ct187561360"/>item.getItemNumber(relativeTo='meeting')<text:change-end text:change-id="ct187561360"/>. <text:change-start text:change-id="ct187568128"/>item.Title()<text:change-end text:change-id="ct187568128"/></text:p>
          </table:table-cell>
        </table:table-row>
      </table:table>
      <text:p text:style-name="Standard"/>
      <text:p text:style-name="P3">Etaient présents :</text:p>
      <text:p text:style-name="Standard"><office:annotation><dc:creator>Gauthier Bastien</dc:creator><dc:date>2011-04-18T10:10:11</dc:date><text:p text:style-name="P13"><text:span text:style-name="T4">do text</text:span></text:p><text:p text:style-name="P13"><text:span text:style-name="T4">from xhtml(self.getStrikedAssembly())</text:span></text:p></office:annotation>Assemblée</text:p>
      <text:p text:style-name="Standard"/>
      <text:p text:style-name="Standard"><office:annotation><dc:creator>Gauthier Bastien</dc:creator><dc:date>2011-04-18T10:10:47</dc:date><text:p text:style-name="P13"><text:span text:style-name="T5">do text if self.getObservations()</text:span></text:p><text:p text:style-name="P13"><text:span text:style-name="T5">from xhtml(self.getObservations())</text:span></text:p></office:annotation>Observations sur la séance<text:line-break/></text:p>
      <text:section text:style-name="Sect1" text:name="Section1">
        <text:p text:style-name="Standard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:</text:span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86982920"/>item.displayValue(item.listCategories(), item.getCategory())<text:change-end text:change-id="ct186982920"/></text:p>
              <text:p text:style-name="P3"><text:change-start text:change-id="ct187752760"/>item.Title()<text:change-end text:change-id="ct187752760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</table:table-cell>
          </table:table-row>
        </table:table>
        <text:p text:style-name="Standard"/>
        <text:p text:style-name="Standard">Le Conseil accepte. <text:s/>Ces points seront discutés en fin de séance publique.</text:p>
      </text:section>
      <text:p text:style-name="Standard"/>
      <text:p text:style-name="P4">SEANCE PUBLIQUE</text:p>
      <text:section text:style-name="Sect1" text:name="Section2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public', oralQuestion=False)</text:span></text:p></office:annotation></text:p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8">OBJET N°<text:change-start text:change-id="ct187743088"/>item.getItemNumber(relativeTo='meeting')<text:change-end text:change-id="ct187743088"/> : <text:change-start text:change-id="ct187751848"/>item.Title()<text:change-end text:change-id="ct187751848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section text:style-name="Sect1" text:name="Section5">
          <text:p text:style-name="P3"><office:annotation><dc:creator>Gauthier Bastien</dc:creator><dc:date>2011-04-18T12:05:04</dc:date><text:p text:style-name="P13"><text:span text:style-name="T4">do section if item.getObservations()</text:span></text:p></office:annotation>Interventions :</text:p>
  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  </text:section>
        <text:p text:style-name="Standard"/>
      </text:section>
      <text:section text:style-name="Sect1" text:name="Section3">
        <text:p text:style-name="P7">Le Président de la séance procède à l'examen des questions orales :</text:p>
        <text:p text:style-name="P6"/>
        <text:p text:style-name="P2"><text:span text:style-name="T1"><office:annotation><dc:creator>Gauthier Bastien</dc:creator><dc:date>2011-04-18T11:35:15</dc:date><text:p text:style-name="P13"><text:span text:style-name="T4">do section if len(</text:span><text:span text:style-name="T6">self.adapted().getPrintableItems(itemUids, late=True, oralQuestion=True)) &gt; 0</text:span></text:p></office:annotation></text:span><text:span text:style-name="T1">QUESTIONS ORALES<text:line-break/></text:span></text:p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3"><office:annotation><dc:creator>Gauthier Bastien</dc:creator><dc:date>2011-04-18T10:11:54</dc:date><text:p text:style-name="P13"><text:span text:style-name="T5">do row for item in self.adapted().getPrintableItems(itemUids, late=True, oralQuestion=True)</text:span></text:p></office:annotation>De <text:change-start text:change-id="ct187745032"/>item.displayValue(item.listCategories(), item.getCategory())<text:change-end text:change-id="ct187745032"/></text:p>
              <text:p text:style-name="P3"><text:change-start text:change-id="ct187748256"/>item.Title()<text:change-end text:change-id="ct187748256"/></text:p>
              <text:p text:style-name="Standard"><office:annotation><dc:creator>Gauthier Bastien</dc:creator><dc:date>2011-04-18T11:37:54</dc:date><text:p text:style-name="P13"><text:span text:style-name="T5">do text</text:span></text:p><text:p text:style-name="P13"><text:span text:style-name="T5">from xhtml(item.Description())</text:span></text:p></office:annotation>Description de la question orale</text:p>
              <text:p text:style-name="Standard"><office:annotation><dc:creator>Gauthier Bastien</dc:creator><dc:date>2011-04-18T11:51:02</dc:date><text:p text:style-name="P13"><text:span text:style-name="T5">do text</text:span></text:p><text:p text:style-name="P13"><text:span text:style-name="T5">from xhtml(item.getDeliberation())</text:span></text:p></office:annotation>Réponse de la question orale</text:p>
      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      <text:p text:style-name="Standard"><office:annotation><dc:creator>Gauthier Bastien</dc:creator><dc:date>2011-04-18T11:51:39</dc:date><text:p text:style-name="P13"><text:span text:style-name="T5">do text</text:span></text:p><text:p text:style-name="P13"><text:span text:style-name="T5">from xhtml(item.getObservations())</text:span></text:p></office:annotation>Interventions sur la question orale</text:p>
            </table:table-cell>
          </table:table-row>
        </table:table>
        <text:p text:style-name="Standard"/>
      </text:section>
      <text:p text:style-name="Standard"/>
      <text:p text:style-name="P4">SEANCES A HUIS CLOS</text:p>
      <text:section text:style-name="Sect1" text:name="Section4">
        <text:p text:style-name="Standard"><office:annotation><dc:creator>Gauthier Bastien</dc:creator><dc:date>2011-04-18T11:40:28</dc:date><text:p text:style-name="P13"><text:span text:style-name="T4">do section for item in self.adapted().getPrintableItems(itemUids, privacy='secret', oralQuestion=False)</text:span></text:p></office:annotation></text:p>
        <table:table table:name="Tableau6" table:style-name="Tableau6">
          <table:table-column table:style-name="Tableau6.A"/>
          <table:table-row>
            <table:table-cell table:style-name="Tableau6.A1" office:value-type="string">
              <text:p text:style-name="P5">OBJET N°<text:change-start text:change-id="ct187572968"/>item.getItemNumber(relativeTo='meeting')<text:change-end text:change-id="ct187572968"/> : <text:change-start text:change-id="ct187683888"/>item.Title()<text:change-end text:change-id="ct187683888"/></text:p>
            </table:table-cell>
          </table:table-row>
        </table:table>
        <text:p text:style-name="Standard"><office:annotation><dc:creator>Gauthier Bastien</dc:creator><dc:date>2011-04-18T11:45:56</dc:date><text:p text:style-name="P13"><text:span text:style-name="T4">do text</text:span></text:p><text:p text:style-name="P13"><text:span text:style-name="T4">from xhtml(item.getDeliberation())</text:span></text:p></office:annotation>Décision/Délibération</text:p>
        <text:p text:style-name="Standard"/>
        <text:p text:style-name="P3"><office:annotation><dc:creator>Gauthier Bastien</dc:creator><dc:date>2011-04-18T12:05:04</dc:date><text:p text:style-name="P13"><text:span text:style-name="T4">do text if item.getObservations()</text:span></text:p></office:annotation>Interventions :</text:p>
        <text:p text:style-name="Standard"><office:annotation><dc:creator>Gauthier Bastien</dc:creator><dc:date>2011-04-18T11:47:30</dc:date><text:p text:style-name="P13"><text:span text:style-name="T4">do text</text:span></text:p><text:p text:style-name="P13"><text:span text:style-name="T4">from xhtml(item.getObservations())</text:span></text:p></office:annotation>Interventions/Observations</text:p>
      </text:section>
      <text:p text:style-name="Standard"/>
      <text:p text:style-name="Standard"/>
      <text:p text:style-name="Standard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87661064"/>self.getSignatures().split('\n')[0]<text:change-end text:change-id="ct187661064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87760344"/>self.getSignatories(theObjects=True)[1].getGender()=='m' and 'Le' or 'La'<text:change-end text:change-id="ct187760344"/> <office:annotation><dc:creator>Gauthier Bastien</dc:creator><dc:date>2013-01-17T15:13:33</dc:date><text:p text:style-name="P13"><text:span text:style-name="T2">do text if not self.getSignatures()</text:span></text:p></office:annotation><text:change-start text:change-id="ct187571664"/>self.getSignatories(theObjects=True)[1].getDuty()<text:change-end text:change-id="ct187571664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2">do text if self.getSignatures()</text:span></text:p></office:annotation><text:change-start text:change-id="ct187748040"/>self.getSignatures().split('\n')[2]<text:change-end text:change-id="ct187748040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87988096"/>self.getSignatories(theObjects=True)[0].getGender()=='m' and 'Le' or 'La'<text:change-end text:change-id="ct187988096"/> <office:annotation><dc:creator>Gauthier Bastien</dc:creator><dc:date>2013-01-17T15:13:33</dc:date><text:p text:style-name="P13"><text:span text:style-name="T2">do text if not self.getSignatures()</text:span></text:p></office:annotation><text:change-start text:change-id="ct187129504"/>self.getSignatories(theObjects=True)[0].getDuty()<text:change-end text:change-id="ct187129504"/></text:p>
          </table:table-cell>
        </table:table-row>
        <table:table-row>
          <table:table-cell table:style-name="Tableau7.A1" office:value-type="string">
            <text:p text:style-name="P10"/>
            <text:p text:style-name="P10"><text:soft-page-break/></text:p>
            <text:p text:style-name="P10"/>
            <text:p text:style-name="P10"/>
            <text:p text:style-name="P10"/>
          </table:table-cell>
          <table:table-cell table:style-name="Tableau7.A1" office:value-type="string">
            <text:p text:style-name="P11"/>
          </table:table-cell>
        </table:table-row>
        <table:table-row>
          <table:table-cell table:style-name="Tableau7.A1" office:value-type="string">
            <text:p text:style-name="P10"><office:annotation><dc:creator>Gauthier Bastien</dc:creator><dc:date>2013-01-17T14:54:09</dc:date><text:p text:style-name="P13"><text:span text:style-name="T3">do text if self.getSignatures()</text:span></text:p></office:annotation><text:change-start text:change-id="ct187129736"/>self.getSignatures().split('\n')[1]<text:change-end text:change-id="ct187129736"/></text:p>
            <text:p text:style-name="P10"><office:annotation><dc:creator>Gauthier Bastien</dc:creator><dc:date>2013-01-17T15:13:33</dc:date><text:p text:style-name="P13"><text:span text:style-name="T2">do text if not self.getSignatures()</text:span></text:p></office:annotation><text:change-start text:change-id="ct187696064"/>self.getSignatories(theObjects=True)[1].Title()<text:change-end text:change-id="ct187696064"/></text:p>
          </table:table-cell>
          <table:table-cell table:style-name="Tableau7.A1" office:value-type="string">
            <text:p text:style-name="P11"><office:annotation><dc:creator>Gauthier Bastien</dc:creator><dc:date>2013-01-17T14:54:09</dc:date><text:p text:style-name="P13"><text:span text:style-name="T3">do text if self.getSignatures()</text:span></text:p></office:annotation><text:change-start text:change-id="ct187130200"/>self.getSignatures().split('\n')[3]<text:change-end text:change-id="ct187130200"/></text:p>
            <text:p text:style-name="P11"><office:annotation><dc:creator>Gauthier Bastien</dc:creator><dc:date>2013-01-17T15:13:33</dc:date><text:p text:style-name="P13"><text:span text:style-name="T2">do text if not self.getSignatures()</text:span></text:p></office:annotation><text:change-start text:change-id="ct187130664"/>self.getSignatories(theObjects=True)[0].Title()<text:change-end text:change-id="ct1871306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2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0pt" fo:language="fr" fo:country="B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1.951cm" fo:margin-right="2.798cm" fo:margin-top="0cm" fo:margin-bottom="0cm" fo:text-align="justify" style:justify-single-word="false" fo:text-indent="-0.049cm" style:auto-text-indent="false" fo:keep-with-next="always"/>
      <style:text-properties fo:font-size="14pt" style:font-name-asian="Arial Unicode MS" style:font-size-asian="14pt" style:font-name-complex="Arial Unicode MS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2.23cm" fo:margin-right="0cm" fo:margin-top="0.423cm" fo:margin-bottom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.23cm" fo:margin-right="0cm" fo:margin-top="0.423cm" fo:margin-bottom="0.423cm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5.001cm" fo:margin-right="1.247cm" fo:margin-top="0cm" fo:margin-bottom="0cm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="100%" fo:margin-left="4.501cm" fo:margin-right="2.798cm" fo:margin-top="0cm" fo:margin-bottom="0cm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7z1" style:family="text">
      <style:text-properties style:font-name="Tahoma1" style:font-name-asian="Times New Roman" style:font-name-complex="Tahoma1"/>
    </style:style>
    <style:style style:name="WW8Num10z0" style:family="text">
      <style:text-properties style:font-name="Tahoma1" style:font-name-asian="Times New Roman" style:font-name-complex="Tahoma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16cm" fo:margin-left="0cm" fo:margin-right="0cm" fo:margin-top="0.217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creator>Gauthier Bastien</dc:creator>
    <dc:date>2014-11-14T13:48:30</dc:date>
    <meta:print-date>2011-04-06T15:03:00</meta:print-date>
    <meta:editing-cycles>75</meta:editing-cycles>
    <meta:editing-duration>PT16H17M10S</meta:editing-duration>
    <meta:generator>LibreOffice/3.5$Linux_x86 LibreOffice_project/350m1$Build-2</meta:generator>
    <meta:document-statistic meta:table-count="7" meta:image-count="0" meta:object-count="0" meta:page-count="2" meta:paragraph-count="42" meta:word-count="155" meta:character-count="1496" meta:non-whitespace-character-count="1409"/>
    <meta:user-defined meta:name="_AuthorEmail"/>
    <meta:user-defined meta:name="_AuthorEmailDisplayName"/>
    <meta:user-defined meta:name="_EmailSubject"/>
  </office:meta>
</office:document-meta>
</file>